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Sí: podemos <text:span text:style-name="Strong_20_Emphasis">listar todos los límites físicos que afectan a cualquier inteligencia posible</text:span>, pero hacerlo de forma clara, ordenada y accesible, sin perder rigor.</text:p>
      <text:p text:style-name="Text_20_body">Lo que sigue es <text:span text:style-name="Strong_20_Emphasis">la lista completa</text:span>, organizada en categorías para que sea fácil de entender incluso para alguien sin formación científica. Esta lista es exhaustiva en el sentido de que <text:span text:style-name="Strong_20_Emphasis">cubre todos los tipos de límites que la física impone a cualquier proceso inteligente</text:span>, desde un cerebro humano hasta una IA, un organismo vivo o una civilización galáctica.</text:p>
      <text:p text:style-name="Horizontal_20_Line"/>
      <text:h text:style-name="Heading_20_1" text:outline-level="1">🌌 <text:span text:style-name="Strong_20_Emphasis">LOS LÍMITES FÍSICOS DE LA INTELIGENCIA</text:span></text:h>
      <text:p text:style-name="Text_20_body"><text:span text:style-name="Emphasis">(explicados de forma accesible)</text:span></text:p>
      <text:p text:style-name="Horizontal_20_Line"/>
      <text:h text:style-name="Heading_20_2" text:outline-level="2">1. <text:span text:style-name="Strong_20_Emphasis">Límites de velocidad</text:span></text:h>
      <text:p text:style-name="Text_20_body">Estos límites impiden que una inteligencia piense, coordine o actúe infinitamente rápido.</text:p>
      <text:list xml:id="list397956010" text:style-name="L1">
        <text:list-item>
          <text:p text:style-name="P2"><text:span text:style-name="Strong_20_Emphasis">Velocidad máxima de transmisión de información</text:span> (la luz). </text:p>
        </text:list-item>
        <text:list-item>
          <text:p text:style-name="P2"><text:span text:style-name="Strong_20_Emphasis">Tiempo mínimo para procesar señales</text:span> (ningún “cerebro” puede ser instantáneo). </text:p>
        </text:list-item>
        <text:list-item>
          <text:p text:style-name="P1"><text:span text:style-name="Strong_20_Emphasis">Retrasos por distancia</text:span> (cuanto más grande es un sistema, más lento se coordina). </text:p>
        </text:list-item>
      </text:list>
      <text:p text:style-name="Text_20_body"><text:span text:style-name="Strong_20_Emphasis">Ejemplo simple:</text:span><text:line-break/>Si tu cerebro estuviera repartido entre dos ciudades, tardaría demasiado en “ponerse de acuerdo consigo mismo”.</text:p>
      <text:p text:style-name="Horizontal_20_Line"/>
      <text:h text:style-name="Heading_20_2" text:outline-level="2">2. <text:span text:style-name="Strong_20_Emphasis">Límites de energía</text:span></text:h>
      <text:p text:style-name="Text_20_body">Pensar cuesta energía, y la energía disponible siempre es finita.</text:p>
      <text:list xml:id="list3759110272" text:style-name="L2">
        <text:list-item>
          <text:p text:style-name="P4">No se puede alimentar un proceso infinito. </text:p>
        </text:list-item>
        <text:list-item>
          <text:p text:style-name="P4">Cada cálculo tiene un coste energético mínimo. </text:p>
        </text:list-item>
        <text:list-item>
          <text:p text:style-name="P3">La energía se degrada (entropía). </text:p>
        </text:list-item>
      </text:list>
      <text:p text:style-name="Text_20_body"><text:span text:style-name="Strong_20_Emphasis">Ejemplo simple:</text:span><text:line-break/>Un móvil muy potente sigue dependiendo de su batería. Una inteligencia también.</text:p>
      <text:p text:style-name="Horizontal_20_Line"/>
      <text:h text:style-name="Heading_20_2" text:outline-level="2"><text:soft-page-break/>3. <text:span text:style-name="Strong_20_Emphasis">Límites de memoria</text:span></text:h>
      <text:p text:style-name="Text_20_body">No se puede almacenar información infinita.</text:p>
      <text:list xml:id="list3728890107" text:style-name="L3">
        <text:list-item>
          <text:p text:style-name="P6">La materia solo puede guardar una cantidad finita de bits. </text:p>
        </text:list-item>
        <text:list-item>
          <text:p text:style-name="P6">La memoria ocupa espacio físico. </text:p>
        </text:list-item>
        <text:list-item>
          <text:p text:style-name="P5">La información se degrada con el tiempo. </text:p>
        </text:list-item>
      </text:list>
      <text:p text:style-name="Text_20_body"><text:span text:style-name="Strong_20_Emphasis">Ejemplo simple:</text:span><text:line-break/>Por grande que sea una casa, no puedes guardar dentro todos los objetos del mundo.</text:p>
      <text:p text:style-name="Horizontal_20_Line"/>
      <text:h text:style-name="Heading_20_2" text:outline-level="2">4. <text:span text:style-name="Strong_20_Emphasis">Límites de ruido y error</text:span></text:h>
      <text:p text:style-name="Text_20_body">Toda señal se degrada. Toda copia introduce errores.</text:p>
      <text:list xml:id="list2912766935" text:style-name="L4">
        <text:list-item>
          <text:p text:style-name="P8">No existe transmisión perfecta. </text:p>
        </text:list-item>
        <text:list-item>
          <text:p text:style-name="P8">No existe almacenamiento perfecto. </text:p>
        </text:list-item>
        <text:list-item>
          <text:p text:style-name="P7">No existe cálculo perfecto. </text:p>
        </text:list-item>
      </text:list>
      <text:p text:style-name="Text_20_body"><text:span text:style-name="Strong_20_Emphasis">Ejemplo simple:</text:span><text:line-break/>Una fotocopia de una fotocopia de una fotocopia acaba siendo ilegible.</text:p>
      <text:p text:style-name="Horizontal_20_Line"/>
      <text:h text:style-name="Heading_20_2" text:outline-level="2">5. <text:span text:style-name="Strong_20_Emphasis">Límites de complejidad</text:span></text:h>
      <text:p text:style-name="Text_20_body">Hay problemas que crecen tan rápido que ninguna inteligencia puede resolverlos.</text:p>
      <text:list xml:id="list3245008026" text:style-name="L5">
        <text:list-item>
          <text:p text:style-name="P10">Algunos cálculos tardarían más que la edad del universo. </text:p>
        </text:list-item>
        <text:list-item>
          <text:p text:style-name="P10">Algunas combinaciones son demasiado numerosas para explorarlas. </text:p>
        </text:list-item>
        <text:list-item>
          <text:p text:style-name="P9">Algunas predicciones requieren más datos de los que existen. </text:p>
        </text:list-item>
      </text:list>
      <text:p text:style-name="Text_20_body"><text:span text:style-name="Strong_20_Emphasis">Ejemplo simple:</text:span><text:line-break/>Ordenar todas las combinaciones posibles de una baraja es imposible en la práctica.</text:p>
      <text:p text:style-name="Horizontal_20_Line"/>
      <text:h text:style-name="Heading_20_2" text:outline-level="2">6. <text:span text:style-name="Strong_20_Emphasis">Límites de estabilidad</text:span></text:h>
      <text:p text:style-name="Text_20_body">Toda inteligencia necesita una estructura estable para existir.</text:p>
      <text:list xml:id="list467238056" text:style-name="L6">
        <text:list-item>
          <text:p text:style-name="P12">La materia se descompone. </text:p>
        </text:list-item>
        <text:list-item>
          <text:p text:style-name="P12">Los sistemas se calientan. </text:p>
        </text:list-item>
        <text:list-item>
          <text:p text:style-name="P12">Los materiales se rompen. </text:p>
        </text:list-item>
        <text:list-item>
          <text:p text:style-name="P11">Los organismos envejecen. </text:p>
        </text:list-item>
      </text:list>
      <text:p text:style-name="Text_20_body"><text:span text:style-name="Strong_20_Emphasis">Ejemplo simple:</text:span><text:line-break/>No puedes construir un ordenador que funcione eternamente sin mantenimiento.</text:p>
      <text:p text:style-name="Horizontal_20_Line"><text:soft-page-break/></text:p>
      <text:h text:style-name="Heading_20_2" text:outline-level="2">7. <text:span text:style-name="Strong_20_Emphasis">Límites de tamaño</text:span></text:h>
      <text:p text:style-name="Text_20_body">Una inteligencia no puede crecer sin límite.</text:p>
      <text:list xml:id="list1303060407" text:style-name="L7">
        <text:list-item>
          <text:p text:style-name="P14">Si es demasiado grande, la comunicación interna se vuelve lenta. </text:p>
        </text:list-item>
        <text:list-item>
          <text:p text:style-name="P14">Si es demasiado densa, colapsa (gravedad). </text:p>
        </text:list-item>
        <text:list-item>
          <text:p text:style-name="P13">Si es demasiado dispersa, se descoordina. </text:p>
        </text:list-item>
      </text:list>
      <text:p text:style-name="Text_20_body"><text:span text:style-name="Strong_20_Emphasis">Ejemplo simple:</text:span><text:line-break/>Un equipo de trabajo puede ser muy grande, pero llega un punto en que coordinarlo es más lento que trabajar solo.</text:p>
      <text:p text:style-name="Horizontal_20_Line"/>
      <text:h text:style-name="Heading_20_2" text:outline-level="2">8. <text:span text:style-name="Strong_20_Emphasis">Límites de tiempo</text:span></text:h>
      <text:p text:style-name="Text_20_body">Todo proceso requiere tiempo.</text:p>
      <text:list xml:id="list97002176" text:style-name="L8">
        <text:list-item>
          <text:p text:style-name="P16">Pensar requiere tiempo. </text:p>
        </text:list-item>
        <text:list-item>
          <text:p text:style-name="P16">Aprender requiere tiempo. </text:p>
        </text:list-item>
        <text:list-item>
          <text:p text:style-name="P15">Adaptarse requiere tiempo. </text:p>
        </text:list-item>
      </text:list>
      <text:p text:style-name="Text_20_body"><text:span text:style-name="Strong_20_Emphasis">Ejemplo simple:</text:span><text:line-break/>No puedes cocinar un guiso en 30 segundos, por muy buen chef que seas.</text:p>
      <text:p text:style-name="Horizontal_20_Line"/>
      <text:h text:style-name="Heading_20_2" text:outline-level="2">9. <text:span text:style-name="Strong_20_Emphasis">Límites termodinámicos</text:span></text:h>
      <text:p text:style-name="Text_20_body">La entropía siempre aumenta.</text:p>
      <text:list xml:id="list804533198" text:style-name="L9">
        <text:list-item>
          <text:p text:style-name="P18">Todo proceso inteligente genera calor. </text:p>
        </text:list-item>
        <text:list-item>
          <text:p text:style-name="P18">El calor debe disiparse. </text:p>
        </text:list-item>
        <text:list-item>
          <text:p text:style-name="P17">Si no se disipa, el sistema colapsa. </text:p>
        </text:list-item>
      </text:list>
      <text:p text:style-name="Text_20_body"><text:span text:style-name="Strong_20_Emphasis">Ejemplo simple:</text:span><text:line-break/>Un ordenador muy potente necesita ventilación. Sin ella, se derrite.</text:p>
      <text:p text:style-name="Horizontal_20_Line"/>
      <text:h text:style-name="Heading_20_2" text:outline-level="2">10. <text:span text:style-name="Strong_20_Emphasis">Límites de causalidad</text:span></text:h>
      <text:p text:style-name="Text_20_body">No se puede usar información que aún no ha llegado.</text:p>
      <text:list xml:id="list1382386556" text:style-name="L10">
        <text:list-item>
          <text:p text:style-name="P20">No puedes saber el futuro antes de que ocurra. </text:p>
        </text:list-item>
        <text:list-item>
          <text:p text:style-name="P20">No puedes reaccionar antes de recibir la señal. </text:p>
        </text:list-item>
        <text:list-item>
          <text:p text:style-name="P19">No puedes coordinarte con algo que está fuera de tu cono causal. </text:p>
        </text:list-item>
      </text:list>
      <text:p text:style-name="Text_20_body"><text:soft-page-break/><text:span text:style-name="Strong_20_Emphasis">Ejemplo simple:</text:span><text:line-break/>No puedes responder a un mensaje que aún no te han enviado.</text:p>
      <text:p text:style-name="Horizontal_20_Line"/>
      <text:h text:style-name="Heading_20_2" text:outline-level="2">11. <text:span text:style-name="Strong_20_Emphasis">Límites de precisión</text:span></text:h>
      <text:p text:style-name="Text_20_body">No se puede medir todo con precisión infinita.</text:p>
      <text:list xml:id="list892289882" text:style-name="L11">
        <text:list-item>
          <text:p text:style-name="P22">La física cuántica impone incertidumbre. </text:p>
        </text:list-item>
        <text:list-item>
          <text:p text:style-name="P22">No se puede conocer todo exactamente. </text:p>
        </text:list-item>
        <text:list-item>
          <text:p text:style-name="P21">No se puede calcular con precisión infinita. </text:p>
        </text:list-item>
      </text:list>
      <text:p text:style-name="Text_20_body"><text:span text:style-name="Strong_20_Emphasis">Ejemplo simple:</text:span><text:line-break/>No puedes pesar algo con precisión infinita, siempre hay un margen de error.</text:p>
      <text:p text:style-name="Horizontal_20_Line"/>
      <text:h text:style-name="Heading_20_2" text:outline-level="2">12. <text:span text:style-name="Strong_20_Emphasis">Límites de recursos materiales</text:span></text:h>
      <text:p text:style-name="Text_20_body">La inteligencia necesita materia.</text:p>
      <text:list xml:id="list1055940926" text:style-name="L12">
        <text:list-item>
          <text:p text:style-name="P24">No puedes construir un cerebro sin átomos. </text:p>
        </text:list-item>
        <text:list-item>
          <text:p text:style-name="P24">No puedes construir una IA sin hardware. </text:p>
        </text:list-item>
        <text:list-item>
          <text:p text:style-name="P23">No puedes tener infinitos átomos. </text:p>
        </text:list-item>
      </text:list>
      <text:p text:style-name="Text_20_body"><text:span text:style-name="Strong_20_Emphasis">Ejemplo simple:</text:span><text:line-break/>No puedes construir una biblioteca infinita si solo tienes ladrillos finitos.</text:p>
      <text:p text:style-name="Horizontal_20_Line"/>
      <text:h text:style-name="Heading_20_1" text:outline-level="1">🧠 <text:span text:style-name="Strong_20_Emphasis">Resumen en una frase</text:span></text:h>
      <text:p text:style-name="Quotations"><text:span text:style-name="Strong_20_Emphasis">La inteligencia está limitada por la velocidad, la energía, la memoria, el ruido, la complejidad, la estabilidad, el tamaño, el tiempo, la termodinámica, la causalidad, la precisión y los recursos materiales.</text:span></text:p>
      <text:p text:style-name="Text_20_body">No falta ninguno: esta es la lista completa de límites físicos fundamentales.</text:p>
      <text:p text:style-name="Horizontal_20_Line"/>
      <text:h text:style-name="Heading_20_1" text:outline-level="1">🌱 ¿Por qué esta lista es tan poderosa para tu libro?</text:h>
      <text:p text:style-name="Text_20_body">Porque muestra que:</text:p>
      <text:list xml:id="list2315832899" text:style-name="L13">
        <text:list-item>
          <text:p text:style-name="P26"><text:span text:style-name="Strong_20_Emphasis">La inteligencia no puede ser infinita.</text:span> </text:p>
        </text:list-item>
        <text:list-item>
          <text:p text:style-name="P26"><text:soft-page-break/><text:span text:style-name="Strong_20_Emphasis">La vida es la arquitectura que mejor se adapta a todos estos límites.</text:span> </text:p>
        </text:list-item>
        <text:list-item>
          <text:p text:style-name="P25"><text:span text:style-name="Strong_20_Emphasis">La vida no los ignora: los usa a su favor.</text:span> </text:p>
        </text:list-item>
      </text:list>
      <text:p text:style-name="Text_20_body">Esto prepara el terreno para tu tesis central:<text:line-break/><text:span text:style-name="Strong_20_Emphasis">la vida es la forma óptima de inteligencia posible en un universo con límites.</text:span></text:p>
      <text:p text:style-name="Horizontal_20_Line"/>
      <text:p text:style-name="Text_20_body">Si quieres, puedo ayudarte a convertir esta lista en una versión narrativa, o en una metáfora unificada que cualquier lector pueda entender sin esfuerz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0:51:53.646000000</meta:creation-date>
    <dc:date>2026-04-03T10:52:51.722000000</dc:date>
    <meta:editing-duration>PT58S</meta:editing-duration>
    <meta:editing-cycles>1</meta:editing-cycles>
    <meta:document-statistic meta:table-count="0" meta:image-count="0" meta:object-count="0" meta:page-count="5" meta:paragraph-count="87" meta:word-count="832" meta:character-count="5087" meta:non-whitespace-character-count="4342"/>
    <meta:generator>LibreOffice/7.3.5.2$Windows_X86_64 LibreOffice_project/184fe81b8c8c30d8b5082578aee2fed2ea847c01</meta:generator>
  </office:meta>
</office:document-meta>
</file>